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1667in" fo:margin-bottom="0.0833in"/>
      <style:text-properties style:font-name="Arial" fo:font-size="16.0pt"/>
    </style:style>
    <style:style style:name="P2" style:family="paragraph" style:parent-style-name="Standard">
      <style:paragraph-properties>
        <style:tab-stops>
          <style:tab-stop style:position="6.6931in" style:type="right"/>
        </style:tab-stops>
      </style:paragraph-properties>
      <style:text-properties style:font-name="Times New Roman" fo:font-size="12.0pt"/>
    </style:style>
    <style:style style:name="P3" style:family="paragraph" style:parent-style-name="Standard">
      <style:text-properties style:font-name="Times New Roman" fo:font-size="12.0pt"/>
    </style:style>
    <style:style style:name="P4" style:family="paragraph" style:parent-style-name="Standard">
      <style:paragraph-properties fo:margin-top="0.1667in" fo:margin-bottom="0.0833in"/>
      <style:text-properties style:font-name="Arial" fo:font-size="12.0pt"/>
    </style:style>
    <style:style style:name="P5" style:family="paragraph" style:parent-style-name="Standard">
      <style:paragraph-properties fo:text-align="center"/>
      <style:text-properties style:font-name="Times New Roman" fo:font-size="12.0pt"/>
    </style:style>
    <style:style style:name="P6" style:family="paragraph" style:parent-style-name="Standard">
      <style:paragraph-properties fo:margin-bottom="0.0833in"/>
      <style:text-properties style:font-name="Times New Roman" fo:font-size="12.0pt"/>
    </style:style>
    <style:style style:name="P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Table of Contents</text:span></text:p>
      <text:p text:style-name="P2"><text:a xlink:type="simple" xlink:href="#__RefHeading__113_168607438">Glossario<text:tab/>2</text:a></text:p>
      <text:p text:style-name="P2"><text:a xlink:type="simple" xlink:href="#__RefHeading__691_168607438">Abstract<text:tab/>3</text:a></text:p>
      <text:p text:style-name="P2"><text:a xlink:type="simple" xlink:href="#__RefHeading__116_168607438">User profiles<text:tab/>4</text:a></text:p>
      <text:p text:style-name="P3"/>
      <text:p text:style-name="P3"/>
      <text:p text:style-name="P4"><text:span text:style-name="T1">Glossario</text:span>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5"><text:span text:style-name="T1">Nome</text:span></text:p>
          </table:table-cell>
          <table:table-cell table:style-name="TableCell1">
            <text:p text:style-name="P5"><text:span text:style-name="T1">Descrizione</text:span></text:p>
          </table:table-cell>
        </table:table-row>
        <table:table-row>
          <table:table-cell table:style-name="TableCell1">
            <text:p text:style-name="P3">CopassConnect</text:p>
          </table:table-cell>
          <table:table-cell table:style-name="TableCell1">
            <text:p text:style-name="P3">Applicazione web centralizzata per la gestione delle transazioni basate sui crediti.</text:p>
          </table:table-cell>
        </table:table-row>
        <table:table-row>
          <table:table-cell table:style-name="TableCell1">
            <text:p text:style-name="P3">CopassConnectClient</text:p>
          </table:table-cell>
          <table:table-cell table:style-name="TableCell1">
            <text:p text:style-name="P3">Plugin di CopassManager per la comunicazione con CopassConnect via web services.</text:p>
          </table:table-cell>
        </table:table-row>
        <table:table-row>
          <table:table-cell table:style-name="TableCell1">
            <text:p text:style-name="P3">CopassManager</text:p>
          </table:table-cell>
          <table:table-cell table:style-name="TableCell1">
            <text:p text:style-name="P3">Applicazione stand alone per la gestione di uno spazio di coworking.</text:p>
            <text:p text:style-name="P3">Mediante CopassConnectClient si integra con CopassConnect. <text:s text:c="2"/></text:p>
          </table:table-cell>
        </table:table-row>
        <table:table-row>
          <table:table-cell table:style-name="TableCell1">
            <text:p text:style-name="P3">Credito</text:p>
          </table:table-cell>
          <table:table-cell table:style-name="TableCell1">
            <text:p text:style-name="P3">Moneta fittizia utilizzata dal circuito CopassConnect.</text:p>
          </table:table-cell>
        </table:table-row>
        <table:table-row>
          <table:table-cell table:style-name="TableCell1">
            <text:p text:style-name="P3">CopassConnect administrator</text:p>
          </table:table-cell>
          <table:table-cell table:style-name="TableCell1">
            <text:p text:style-name="P3">Amministratore dell'applicazione CopassConnect</text:p>
          </table:table-cell>
        </table:table-row>
        <table:table-row>
          <table:table-cell table:style-name="TableCell1">
            <text:p text:style-name="P3">Copass administrator</text:p>
          </table:table-cell>
          <table:table-cell table:style-name="TableCell1">
            <text:p text:style-name="P3">Utente dell'applicazione CopassConnect, amministra il sito fisico di coworking.</text:p>
          </table:table-cell>
        </table:table-row>
        <table:table-row>
          <table:table-cell table:style-name="TableCell1">
            <text:p text:style-name="P3">Copass User</text:p>
          </table:table-cell>
          <table:table-cell table:style-name="TableCell1">
            <text:p text:style-name="P3">Utente fruitore del credito,utente dei servizi erogati dagli CoSite.</text:p>
          </table:table-cell>
        </table:table-row>
        <table:table-row>
          <table:table-cell table:style-name="TableCell1">
            <text:p text:style-name="P3">CoSite</text:p>
          </table:table-cell>
          <table:table-cell table:style-name="TableCell1">
            <text:p text:style-name="P3">Sito fisico dove il Utente usufruisce dei servizi</text:p>
          </table:table-cell>
        </table:table-row>
        <table:table-row>
          <table:table-cell table:style-name="TableCell1">
            <text:p text:style-name="P3">Payback</text:p>
          </table:table-cell>
          <table:table-cell table:style-name="TableCell1">
            <text:p text:style-name="P3">Algoritmo per la consuntivazione del dare/avere fra i siti di coworking.</text:p>
          </table:table-cell>
        </table:table-row>
        <table:table-row>
          <table:table-cell table:style-name="TableCell1">
            <text:p text:style-name="P3">CopassCard</text:p>
          </table:table-cell>
          <table:table-cell table:style-name="TableCell1">
            <text:p text:style-name="P3">Carta virtuale utilizzata per la gestione dei crediti.</text:p>
            <text:p text:style-name="P3">E' un codice univoco assegnato e comunicato al Utente.</text:p>
          </table:table-cell>
        </table:table-row>
        <table:table-row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</table:table>
      <text:p text:style-name="P4"><text:span text:style-name="T1">Abstract</text:span></text:p>
      <text:p text:style-name="P3">CopassConnect è un applicazione web centralizzata che si occupa di registrare e consuntivare le transazioni basate sui crediti acquistabili negli spazi CoPass da un Utente e spendibili in ogni spazio che parteciperà alla rete Copass.</text:p>
      <text:p text:style-name="P3"/>
      <text:p text:style-name="P3">CopassConnect in futuro dovrà comunicare con CopassManager tramite il plugin CopassConnectClient <text:s/>via web services. </text:p>
      <text:p text:style-name="P3">CopassManager e CopassConnectClient non sono oggetto di specifica ma ne va prevista l'integrazione futura.</text:p>
      <text:p text:style-name="P3"><text:line-break/>È un applicazione dedicata agli amministratori degli spazi CoPass che permetterà ai singoli siti di sharing di registrare gli Utenti, assegnare credito ai Utenti e consuntivare lo stato dei crediti rispetto agli altri spazi con un meccanismo di dare/avere.</text:p>
      <text:p text:style-name="P3"/>
      <text:p text:style-name="P3">Il credito acquistato da un Utente in uno spazio può essere speso in uno spazio diverso, sarà poi lo spazio presso il quale tale credito viene utilizzato a ricevere dal sito erogatore del credito il corrispettivo valore in valuta monetaria.</text:p>
      <text:p text:style-name="P3"/>
      <text:p text:style-name="P3">I CoSite si relazioneranno tramite CopassConnect con relazioni molti a molti, non esiste una banca centrale per i crediti (è prevista in sviluppi futuri). Ogni transazione andrà tracciata con le informazioni necessarie. </text:p>
      <text:p text:style-name="P3"/>
      <text:p text:style-name="P3">Per il prototipo l'utente con il solo profilo Utente non può effettuare login sull'applicazione.</text:p>
      <text:p text:style-name="P3">Le informazioni relative allo stato della sua carta vengono inviate a mezzo email ad ogni variazione del credito.</text:p>
      <text:p text:style-name="P3"><text:span text:style-name="T2">Da valutare l'utilizzo della richiesta di conferma per la validazione dell'indirizzo email da parte del Utente. </text:span></text:p>
      <text:p text:style-name="P3"/>
      <text:p text:style-name="P3">Il pagamento dei crediti da parte di un CoSite debitore ad un suo CoSite creditore avviene via Paypal.</text:p>
      <text:p text:style-name="P3">Il sito CoPass trattiene una percentuale (da definire, e variabile con l'evoluzione del progetto).</text:p>
      <text:p text:style-name="P3">L'utilizzo di Paypal garantisce il monitoraggio della transazione e la validazione dell'avvenuto pagamento.</text:p>
      <text:p text:style-name="P3">Sarà possibile utilizzare anche altre modalità di pagamento in sviluppi futuri. </text:p>
      <text:p text:style-name="P3"><text:line-break/>Il credito è legato alla carta virtuale e non all'Utente.</text:p>
      <text:p text:style-name="P3">La carta virtuale è un codice univoco auto generato invisibile, per il prototipo andrà gestito il caso 1 tessera per ogni Utente, quindi relazione tessera Utente di tipo 1 a 1, ma devono essere previste le possibilità di assegnare più utenti a una stessa tessera e più tessere per un singolo utente per gli sviluppi futuri. </text:p>
      <text:p text:style-name="P4"><text:span text:style-name="T1">User profiles</text:span></text:p>
      <text:p text:style-name="P6">Definizione dei profili d'uso per gli utenti usufruitori dell'applicazione.</text:p>
      <text:p text:style-name="P6">Per gli utenti che hanno CopassConnect administrator non hanno Copass administrator, sono utenti distinti.</text:p>
      <table:table table:name="Table2" table:style-name="Table1">
        <table:table-column table:style-name="TableColumn1"/>
        <table:table-column table:style-name="TableColumn1"/>
        <table:table-row>
          <table:table-cell table:style-name="TableCell1">
            <text:p text:style-name="P5"><text:span text:style-name="T1">Profilo</text:span></text:p>
          </table:table-cell>
          <table:table-cell table:style-name="TableCell1">
            <text:p text:style-name="P5"><text:span text:style-name="T1">Grants</text:span></text:p>
          </table:table-cell>
        </table:table-row>
        <table:table-row>
          <table:table-cell table:style-name="TableCell1">
            <text:p text:style-name="P3">CopassConnect administrator (<text:span text:style-name="T2">da valutare</text:span>)</text:p>
          </table:table-cell>
          <table:table-cell table:style-name="TableCell1">
            <text:list text:style-name="L1">
              <text:list-item>
                <text:p text:style-name="P7">Valida l'accreditamento di un sito di coworking</text:p>
              </text:list-item>
              <text:list-item>
                <text:p text:style-name="P7">Gestisce gli account dei Copass administrator (abilita,disabilita,sospende, elimina)</text:p>
              </text:list-item>
              <text:list-item>
                <text:p text:style-name="P7">Schedula il payback (in base a una data di cutoff, in base a una soglia stabilita)</text:p>
              </text:list-item>
              <text:list-item>
                <text:p text:style-name="P7">Definisce la periodicità di invio dello stato delle carte agli utenti Utente</text:p>
              </text:list-item>
              <text:list-item>
                <text:p text:style-name="P7">Definisce la percentuale trattenuta da CoPass sulle transazioni</text:p>
              </text:list-item>
            </text:list>
          </table:table-cell>
        </table:table-row>
        <table:table-row>
          <table:table-cell table:style-name="TableCell1">
            <text:p text:style-name="P3">Copass administrator</text:p>
          </table:table-cell>
          <table:table-cell table:style-name="TableCell1">
            <text:list text:style-name="L1">
              <text:list-item>
                <text:p text:style-name="P7">Si registra come Copass administrator su CopassConnect</text:p>
              </text:list-item>
              <text:list-item>
                <text:p text:style-name="P7">Registra la mail per il pagamento tramite Paypal </text:p>
              </text:list-item>
              <text:list-item>
                <text:p text:style-name="P7">Registra i Utenti su CopassConnect</text:p>
              </text:list-item>
              <text:list-item>
                <text:p text:style-name="P7"><text:span text:style-name="T2">Assegna le carte virtuali agli Utenti (in questa fase automaticamente)</text:span></text:p>
              </text:list-item>
              <text:list-item>
                <text:p text:style-name="P7">Carica e scarica il credito dalla carta virtuale di un Utente</text:p>
              </text:list-item>
              <text:list-item>
                <text:p text:style-name="P7">Visualizza lo stato delle transazioni di credito che lo coinvolgono</text:p>
              </text:list-item>
              <text:list-item>
                <text:p text:style-name="P7">Richiede il pagamento dei crediti spettanti a un CoSite debitore</text:p>
              </text:list-item>
              <text:list-item>
                <text:p text:style-name="P7">Comunica il pagamento dei crediti pagati a un CoSite creditore</text:p>
              </text:list-item>
              <text:list-item>
                <text:p text:style-name="P7">Valida l'avvenuto pagamento da parte di un CoSite debitore</text:p>
              </text:list-item>
            </text:list>
          </table:table-cell>
        </table:table-row>
        <table:table-row>
          <table:table-cell table:style-name="TableCell1">
            <text:p text:style-name="P3">Utente</text:p>
          </table:table-cell>
          <table:table-cell table:style-name="TableCell1">
            <text:list text:style-name="L1">
              <text:list-item>
                <text:p text:style-name="P7">Per questo prototipo l'utente non può effettuare login con il profilo Utente</text:p>
              </text:list-item>
              <text:list-item>
                <text:p text:style-name="P7">Richiede la registrazione ad un Copass administrator.</text:p>
              </text:list-item>
              <text:list-item>
                <text:p text:style-name="P7"><text:span text:style-name="T2">Ottiene l'assegnazione di una carta virtuale da un Copass administrator</text:span></text:p>
              </text:list-item>
              <text:list-item>
                <text:p text:style-name="P7">Utilizza la carta virtuale comunicando il numero di carta e i crediti da acquistare o da decurtare ad un Copass administrator.</text:p>
              </text:list-item>
              <text:list-item>
                <text:p text:style-name="P7">Richiede ad un Copass administrator lo stato della sua carta</text:p>
              </text:list-item>
              <text:list-item>
                <text:p text:style-name="P7">Riceve via mail da CopassConnect la comunicazione delle variazioni di credito e il saldo della sua carta ad ogni variazione di credito.</text:p>
              </text:list-item>
            </text:list>
          </table:table-cell>
        </table:table-row>
        <table:table-row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</table:table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38.51</meta:generator>
  </office:meta>
</office:document-meta>
</file>